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>
      <style:text-properties fo:font-size="16pt" style:font-size-asian="16pt" style:font-size-complex="16pt"/>
    </style:style>
    <style:style style:name="P11" style:family="paragraph" style:parent-style-name="Text_20_body">
      <style:text-properties fo:font-size="16pt" fo:language="en" fo:country="US" officeooo:rsid="0000c17b" officeooo:paragraph-rsid="0000c17b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11">What is HTML?</text:p>
      <text:p text:style-name="P10">1. Overview</text:p>
      <text:p text:style-name="P10">HTML provides the structural foundation of every web page. It works like the frame of a building: once the structure is in place, everything else is built on top of it.</text:p>
      <text:p text:style-name="P10">2. Historical Background</text:p>
      <text:p text:style-name="P10">- HTML was created by Sir Tim Berners‑Lee, a physicist at CERN.</text:p>
      <text:p text:style-name="P10">- His goal was to help researchers share information easily across the world.</text:p>
      <text:p text:style-name="P10">- The first web page appeared in 1990.</text:p>
      <text:p text:style-name="P10">- The first official version of HTML was released in 1991, along with the first web browser and web server.</text:p>
      <text:p text:style-name="P10">3. Meaning of HTML</text:p>
      <text:p text:style-name="P10">HTML = Hypertext Markup Language</text:p>
      <text:p text:style-name="P10">- Hypertext: Text containing links to other text or resources.</text:p>
      <text:p text:style-name="P10">- Markup: Tags and elements used to structure and describe content.</text:p>
      <text:p text:style-name="P10">- HTML files are plain text files ending in .html (e.g., index.html).</text:p>
      <text:p text:style-name="P10">4. HTML Tags and Elements</text:p>
      <text:p text:style-name="P10">4.1 Structure of an Element</text:p>
      <text:p text:style-name="P10">An HTML element typically includes:</text:p>
      <text:p text:style-name="P10">- Opening tag: &lt;p&gt;</text:p>
      <text:p text:style-name="P10"><text:soft-page-break/>- Content: The text or nested elements</text:p>
      <text:p text:style-name="P10">- Closing tag: &lt;/p&gt;</text:p>
      <text:p text:style-name="P10">4.2 Examples</text:p>
      <text:p text:style-name="P10">- Paragraph:</text:p>
      <text:p text:style-name="P10"><text:s text:c="2"/>&lt;p&gt;This is a paragraph.&lt;/p&gt;</text:p>
      <text:p text:style-name="P10">- Nested element (italic inside a paragraph):</text:p>
      <text:p text:style-name="P10"><text:s text:c="2"/>&lt;p&gt;This is &lt;i&gt;important&lt;/i&gt; text.&lt;/p&gt;</text:p>
      <text:p text:style-name="P10">4.3 Self‑Closing Elements</text:p>
      <text:p text:style-name="P10">Some elements do not contain content and do not require a closing tag.</text:p>
      <text:p text:style-name="P10">Example: Line break</text:p>
      <text:p text:style-name="P10">- &lt;br&gt; or &lt;br /&gt;</text:p>
      <text:p text:style-name="P10">5. HTML Standards</text:p>
      <text:p text:style-name="P10">- HTML rules and structure are defined in the HTML specification.</text:p>
      <text:p text:style-name="P10">- The specification is maintained by the W3C (World Wide Web Consortium).</text:p>
      <text:p text:style-name="P10">- Each update produces a new version of HTML.</text:p>
      <text:p text:style-name="P10">- The current standard is HTML5.</text:p>
      <text:p text:style-name="P10">6. How Browsers Use HTML</text:p>
      <text:p text:style-name="P10">- Browsers read HTML documents and display the content in a basic, unstyled format.</text:p>
      <text:p text:style-name="P10">- Example:</text:p>
      <text:p text:style-name="P10"><text:soft-page-break/><text:s text:c="2"/>- &lt;img src="icon.png"&gt; → displays an image</text:p>
      <text:p text:style-name="P10"><text:s text:c="2"/>- &lt;p&gt; → displays a paragraph below it</text:p>
      <text:p text:style-name="P10">- To control layout, colors, fonts, and design, developers use CSS.</text:p>
      <text:p text:style-name="P10">7. Key Takeaways</text:p>
      <text:p text:style-name="P10">- HTML defines the structure of a web page.</text:p>
      <text:p text:style-name="P10">- It uses tags and elements to organize content.</text:p>
      <text:p text:style-name="P10">- Elements can contain text, other elements, or be self‑closing.</text:p>
      <text:p text:style-name="P10">- HTML is standardized by the W3C, with HTML5 as the current version.</text:p>
      <text:p text:style-name="P10">- Browsers interpret HTML to display content, while CSS controls the appeara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3T15:32:29.230000000</dc:date>
    <meta:editing-duration>PT3M42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45" meta:word-count="351" meta:character-count="1997" meta:non-whitespace-character-count="1683"/>
  </office:meta>
</office:document-meta>
</file>